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082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10.4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3" office:value-type="string">
            <text:p>Package/footprint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</table:table-row>
        <table:table-row table:style-name="ro1">
          <table:table-cell office:value-type="string">
            <text:p>Capacitor</text:p>
          </table:table-cell>
          <table:table-cell office:value-type="float" office:value="3">
            <text:p>3</text:p>
          </table:table-cell>
          <table:table-cell office:value-type="string">
            <text:p>100nF (0.1uF)</text:p>
          </table:table-cell>
          <table:table-cell office:value-type="float" office:value="1206">
            <text:p>1206</text:p>
          </table:table-cell>
          <table:table-cell office:value-type="string">
            <text:p>C3,C2</text:p>
          </table:table-cell>
          <table:table-cell office:value-type="string">
            <text:p>C_1206_3216Metric_Pad1.42x1.75mm_HandSolder</text:p>
          </table:table-cell>
        </table:table-row>
        <table:table-row table:style-name="ro1">
          <table:table-cell office:value-type="string">
            <text:p>Capacitor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 office:value-type="float" office:value="1206">
            <text:p>1206</text:p>
          </table:table-cell>
          <table:table-cell office:value-type="string">
            <text:p>C6,C5,C1</text:p>
          </table:table-cell>
          <table:table-cell office:value-type="string">
            <text:p>C_1206_3216Metric_Pad1.42x1.75mm_HandSolder</text:p>
          </table:table-cell>
        </table:table-row>
        <table:table-row table:style-name="ro1">
          <table:table-cell office:value-type="string">
            <text:p>Female header</text:p>
          </table:table-cell>
          <table:table-cell office:value-type="float" office:value="1">
            <text:p>1</text:p>
          </table:table-cell>
          <table:table-cell office:value-type="string">
            <text:p>Socket_Strip_Arduino_1x15</text:p>
          </table:table-cell>
          <table:table-cell office:value-type="string">
            <text:p>0.1”</text:p>
          </table:table-cell>
          <table:table-cell office:value-type="string">
            <text:p>P1</text:p>
          </table:table-cell>
          <table:table-cell office:value-type="string">
            <text:p>Socket_Strip_Arduino_1x15</text:p>
          </table:table-cell>
        </table:table-row>
        <table:table-row table:style-name="ro1">
          <table:table-cell office:value-type="string">
            <text:p>Female header</text:p>
          </table:table-cell>
          <table:table-cell office:value-type="float" office:value="1">
            <text:p>1</text:p>
          </table:table-cell>
          <table:table-cell office:value-type="string">
            <text:p>Socket_Strip_Arduino_1x15</text:p>
          </table:table-cell>
          <table:table-cell office:value-type="string">
            <text:p>0.1”</text:p>
          </table:table-cell>
          <table:table-cell office:value-type="string">
            <text:p>P2</text:p>
          </table:table-cell>
          <table:table-cell office:value-type="string">
            <text:p>Socket_Strip_Arduino_1x15</text:p>
          </table:table-cell>
        </table:table-row>
        <table:table-row table:style-name="ro1"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office:value-type="string">
            <text:p>LED </text:p>
          </table:table-cell>
          <table:table-cell office:value-type="float" office:value="1206">
            <text:p>1206</text:p>
          </table:table-cell>
          <table:table-cell office:value-type="string">
            <text:p>D1</text:p>
          </table:table-cell>
          <table:table-cell office:value-type="string">
            <text:p>LED_1206_3216Metric_Pad1.42x1.75mm_HandSolder</text:p>
          </table:table-cell>
        </table:table-row>
        <table:table-row table:style-name="ro1">
          <table:table-cell office:value-type="string">
            <text:p>Linear fixed voltage regulator 5V</text:p>
          </table:table-cell>
          <table:table-cell office:value-type="float" office:value="1">
            <text:p>1</text:p>
          </table:table-cell>
          <table:table-cell office:value-type="string">
            <text:p>IFX27001TFV50ATMA1CT-ND</text:p>
          </table:table-cell>
          <table:table-cell office:value-type="string">
            <text:p>TO-252-3_TabPin2</text:p>
          </table:table-cell>
          <table:table-cell office:value-type="string">
            <text:p>U15</text:p>
          </table:table-cell>
          <table:table-cell office:value-type="string">
            <text:p>TO-252-3_TabPin2</text:p>
          </table:table-cell>
        </table:table-row>
        <table:table-row table:style-name="ro1">
          <table:table-cell office:value-type="string">
            <text:p>Optocoupler </text:p>
          </table:table-cell>
          <table:table-cell office:value-type="float" office:value="15">
            <text:p>15</text:p>
          </table:table-cell>
          <table:table-cell office:value-type="string">
            <text:p>SFH6206-3T</text:p>
          </table:table-cell>
          <table:table-cell office:value-type="string">
            <text:p>SMDIP-4</text:p>
          </table:table-cell>
          <table:table-cell office:value-type="string">
            <text:p>U16,U14,U13,U12,U11,U10,U9,U8,U7,U6,U5,U4,U3,U2,U1</text:p>
          </table:table-cell>
          <table:table-cell office:value-type="string">
            <text:p>SMDIP-4_W9.53mm_Clearance8mm</text:p>
          </table:table-cell>
        </table:table-row>
        <table:table-row table:style-name="ro1">
          <table:table-cell office:value-type="string">
            <text:p>Pluggable connector female</text:p>
          </table:table-cell>
          <table:table-cell office:value-type="float" office:value="2">
            <text:p>2</text:p>
          </table:table-cell>
          <table:table-cell office:value-type="string">
            <text:p>Conn_01x02</text:p>
          </table:table-cell>
          <table:table-cell office:value-type="string">
            <text:p>MCV 1,5 4-G-3.5</text:p>
          </table:table-cell>
          <table:table-cell office:value-type="string">
            <text:p>PROBE1,POWER_IN1</text:p>
          </table:table-cell>
          <table:table-cell office:value-type="string">
            <text:p>PhoenixContact_MCV_1,5_2-G-3.5_1x02_P3.50mm_Vertical</text:p>
          </table:table-cell>
        </table:table-row>
        <table:table-row table:style-name="ro1">
          <table:table-cell office:value-type="string">
            <text:p>Pluggable connector female</text:p>
          </table:table-cell>
          <table:table-cell office:value-type="float" office:value="1">
            <text:p>1</text:p>
          </table:table-cell>
          <table:table-cell office:value-type="string">
            <text:p>Conn_01x04</text:p>
          </table:table-cell>
          <table:table-cell office:value-type="string">
            <text:p>MCV 1,5 4-G-3.5</text:p>
          </table:table-cell>
          <table:table-cell office:value-type="string">
            <text:p>SPINDLE1</text:p>
          </table:table-cell>
          <table:table-cell office:value-type="string">
            <text:p>PhoenixContact_MCV_1,5_4-G-3.5_1x04_P3.50mm_Vertical</text:p>
          </table:table-cell>
        </table:table-row>
        <table:table-row table:style-name="ro1">
          <table:table-cell office:value-type="string">
            <text:p>Pluggable connector female</text:p>
          </table:table-cell>
          <table:table-cell office:value-type="float" office:value="4">
            <text:p>4</text:p>
          </table:table-cell>
          <table:table-cell office:value-type="string">
            <text:p>Conn_01x08</text:p>
          </table:table-cell>
          <table:table-cell office:value-type="string">
            <text:p>MCV 1,5 4-G-3.5</text:p>
          </table:table-cell>
          <table:table-cell office:value-type="string">
            <text:p>Z_PLUG_SOCKET1,Y2_PLUG_SOCKET1,Y1_PLUG_SOCKET1,X_PLUG_SOCKET1</text:p>
          </table:table-cell>
          <table:table-cell office:value-type="string">
            <text:p>PhoenixContact_MCV_1,5_8-G-3.5_1x08_P3.50mm_Vertical</text:p>
          </table:table-cell>
        </table:table-row>
        <table:table-row table:style-name="ro1">
          <table:table-cell office:value-type="string">
            <text:p>Resistor</text:p>
          </table:table-cell>
          <table:table-cell office:value-type="float" office:value="16">
            <text:p>16</text:p>
          </table:table-cell>
          <table:table-cell table:style-name="ce2" office:value-type="string">
            <text:p>220 ohm</text:p>
          </table:table-cell>
          <table:table-cell office:value-type="float" office:value="1206">
            <text:p>1206</text:p>
          </table:table-cell>
          <table:table-cell office:value-type="string">
            <text:p>R21,R12,R15,R14,R13,R11,R10,R9,R8,R7,R6,R5,R4,R3,R2,R1</text:p>
          </table:table-cell>
          <table:table-cell office:value-type="string">
            <text:p>R_1206_3216Metric_Pad1.42x1.75mm_HandSolder</text:p>
          </table:table-cell>
        </table:table-row>
        <table:table-row table:style-name="ro1"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0 ohm (jumper)</text:p>
          </table:table-cell>
          <table:table-cell office:value-type="float" office:value="1206">
            <text:p>1206</text:p>
          </table:table-cell>
          <table:table-cell office:value-type="string">
            <text:p>R22,R20,R19,R18,R17,R16</text:p>
          </table:table-cell>
          <table:table-cell office:value-type="string">
            <text:p>R_1206_3216Metric_Pad1.42x1.75mm_HandSolder</text:p>
          </table:table-cell>
        </table:table-row>
        <table:table-row table:style-name="ro1"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1000 ohm</text:p>
          </table:table-cell>
          <table:table-cell office:value-type="float" office:value="1206">
            <text:p>1206</text:p>
          </table:table-cell>
          <table:table-cell office:value-type="string">
            <text:p>R26,R25,R24,R23</text:p>
          </table:table-cell>
          <table:table-cell office:value-type="string">
            <text:p>R_1206_3216Metric_Pad1.42x1.75mm_HandSolder</text:p>
          </table:table-cell>
        </table:table-row>
        <table:table-row table:style-name="ro1">
          <table:table-cell office:value-type="string">
            <text:p>Signal diode</text:p>
          </table:table-cell>
          <table:table-cell office:value-type="float" office:value="3">
            <text:p>3</text:p>
          </table:table-cell>
          <table:table-cell office:value-type="string">
            <text:p>DIODE</text:p>
          </table:table-cell>
          <table:table-cell office:value-type="string">
            <text:p>SMA D or 1206</text:p>
          </table:table-cell>
          <table:table-cell office:value-type="string">
            <text:p>S1JA-13-F3,S1JA-13-F2,S1JA-13-F1</text:p>
          </table:table-cell>
          <table:table-cell office:value-type="string">
            <text:p>D_SMA_Handsoldering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name="__Anonymous_Sheet_DB__1" table:target-range-address="Sheet2.A1:Sheet2.F15" table:display-filter-buttons="tru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9/10/2018</text:date>, <text:time>13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9T13:31:16.36</dc:date>
    <dc:creator>Jakob Nilsson</dc:creator>
    <meta:generator>OpenOffice/4.1.3$Win32 OpenOffice.org_project/413m1$Build-9783</meta:generator>
    <meta:editing-duration>PT4M32S</meta:editing-duration>
    <meta:editing-cycles>2</meta:editing-cycles>
    <meta:document-statistic meta:table-count="1" meta:cell-count="90" meta:object-count="0"/>
  </office:meta>
</office:document-meta>
</file>